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Selector.verifySettin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Selector.valida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aseSelector.BaseSe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seSelector.setError( Strin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Selector.get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